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f0" officeooo:paragraph-rsid="001acdf0"/>
    </style:style>
    <style:style style:name="T1" style:family="text">
      <style:text-properties officeooo:rsid="001acdf0"/>
    </style:style>
    <style:style style:name="gr1" style:family="graphic">
      <style:graphic-properties draw:textarea-horizontal-align="justify" draw:textarea-vertical-align="middle" draw:auto-grow-height="false" fo:min-height="2.177cm" fo:min-width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3.678cm" fo:min-width="0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53cm" fo:min-width="4.8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47cm" fo:min-width="6.0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9cm" fo:min-width="4.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Apertures)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Forma1_1" draw:style-name="gr3" svg:width="4.843cm" svg:height="0.953cm" svg:x="6.172cm" svg:y="0.092cm"><text:p><text:tab/>Filtres</text:p><draw:enhanced-geometry svg:viewBox="0 0 21600 21600" draw:type="rectangle" draw:enhanced-path="M 0 0 L 21600 0 21600 21600 0 21600 0 0 Z N"/></draw:custom-shape><draw:custom-shape text:anchor-type="paragraph" draw:z-index="1" draw:name="Forma1_0" draw:style-name="gr4" svg:width="6.033cm" svg:height="0.847cm" svg:x="-0.601cm" svg:y="0.118cm"><text:p><text:tab/>Busqueda pel Nom</text:p><draw:enhanced-geometry svg:viewBox="0 0 21600 21600" draw:type="rectangle" draw:enhanced-path="M 0 0 L 21600 0 21600 21600 0 21600 0 0 Z N"/></draw:custom-shape><draw:custom-shape text:anchor-type="paragraph" draw:z-index="0" draw:name="Forma1" draw:style-name="gr5" svg:width="4.261cm" svg:height="0.9cm" svg:x="12.257cm" svg:y="0.224cm"><text:p><text:tab/>Nova Apertura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3" draw:name="Forma1_2" draw:style-name="gr2" svg:width="0.265cm" svg:height="3.678cm" svg:x="14.056cm" svg:y="0.298cm"><text:p/><draw:enhanced-geometry svg:viewBox="0 0 21600 21600" draw:type="rectangle" draw:enhanced-path="M 0 0 L 21600 0 21600 21600 0 21600 0 0 Z N"/></draw:custom-shape><text:tab/><text:span text:style-name="T1">Ap1</text:span></text:p>
      <text:p text:style-name="Standard"><draw:custom-shape text:anchor-type="paragraph" draw:z-index="4" draw:name="Forma2" draw:style-name="gr1" svg:width="0.398cm" svg:height="2.488cm" svg:x="15.326cm" svg:y="0.2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span text:style-name="T1">Ap2</text:span></text:p>
      <text:p text:style-name="P1"><text:tab/>Ap3</text:p>
      <text:p text:style-name="P1"><text:tab/>..</text:p>
      <text:p text:style-name="P1"><text:tab/>..</text:p>
      <text:p text:style-name="P1"><text:tab/>.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27:38.932513507</meta:creation-date>
    <dc:date>2022-11-29T10:59:32.170388506</dc:date>
    <meta:editing-duration>PT1H21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" meta:character-count="32" meta:non-whitespace-character-count="26"/>
  </office:meta>
</office:document-meta>
</file>